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3333ff" fo:font-size="18pt" style:text-underline-style="solid" style:text-underline-width="auto" style:text-underline-color="font-color" fo:font-weight="bold" officeooo:rsid="002ca088" officeooo:paragraph-rsid="002ca088" style:font-size-asian="18pt" style:font-weight-asian="bold" style:font-size-complex="18pt" style:font-weight-complex="bold"/>
    </style:style>
    <style:style style:name="P2" style:family="paragraph" style:parent-style-name="Standard">
      <style:text-properties fo:color="#3333ff" fo:font-size="18pt" style:text-underline-style="solid" style:text-underline-width="auto" style:text-underline-color="font-color" fo:font-weight="bold" officeooo:rsid="002ca088" officeooo:paragraph-rsid="002fb296" style:font-size-asian="18pt" style:font-weight-asian="bold" style:font-size-complex="18pt" style:font-weight-complex="bold"/>
    </style:style>
    <style:style style:name="P3" style:family="paragraph" style:parent-style-name="Standard">
      <style:text-properties fo:color="#3333ff" fo:font-size="18pt" style:text-underline-style="solid" style:text-underline-width="auto" style:text-underline-color="font-color" fo:font-weight="bold" officeooo:rsid="002ca088" officeooo:paragraph-rsid="002fda1e" style:font-size-asian="18pt" style:font-weight-asian="bold" style:font-size-complex="18pt" style:font-weight-complex="bold"/>
    </style:style>
    <style:style style:name="P4" style:family="paragraph" style:parent-style-name="Standard">
      <style:text-properties fo:color="#3333ff" fo:font-size="14pt" style:text-underline-style="none" fo:font-weight="normal" officeooo:rsid="002ca088" officeooo:paragraph-rsid="002fda1e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color="#000000" fo:font-size="14pt" style:text-underline-style="none" fo:font-weight="normal" officeooo:rsid="002ca088" officeooo:paragraph-rsid="002ca088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color="#000000" fo:font-size="14pt" style:text-underline-style="none" fo:font-weight="normal" officeooo:rsid="002ca088" officeooo:paragraph-rsid="002fda1e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color="#000000" fo:font-size="14pt" style:text-underline-style="none" fo:font-weight="normal" officeooo:rsid="002e1b18" officeooo:paragraph-rsid="002e1b18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color="#000000" fo:font-size="14pt" style:text-underline-style="none" fo:font-weight="normal" officeooo:rsid="002fb296" officeooo:paragraph-rsid="002fb296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color="#000000" fo:font-size="14pt" style:text-underline-style="none" fo:font-weight="normal" officeooo:rsid="002fe2bd" officeooo:paragraph-rsid="002fe2bd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color="#000000" fo:font-size="18pt" style:text-underline-style="none" fo:font-weight="normal" officeooo:rsid="0032125c" officeooo:paragraph-rsid="0032125c" style:font-size-asian="18pt" style:font-weight-asian="normal" style:font-size-complex="18pt" style:font-weight-complex="normal"/>
    </style:style>
    <style:style style:name="T1" style:family="text">
      <style:text-properties officeooo:rsid="002e1b18"/>
    </style:style>
    <style:style style:name="T2" style:family="text">
      <style:text-properties fo:color="#000000" officeooo:rsid="002fb296"/>
    </style:style>
    <style:style style:name="T3" style:family="text">
      <style:text-properties fo:color="#000000" officeooo:rsid="002fda1e"/>
    </style:style>
    <style:style style:name="T4" style:family="text">
      <style:text-properties officeooo:rsid="002fb296"/>
    </style:style>
    <style:style style:name="T5" style:family="text">
      <style:text-properties officeooo:rsid="002fda1e"/>
    </style:style>
    <style:style style:name="T6" style:family="text">
      <style:text-properties fo:font-variant="normal" fo:text-transform="none" fo:color="#b7b7b7" style:font-name="Roboto" fo:font-size="12pt" fo:letter-spacing="normal" fo:font-style="normal"/>
    </style:style>
    <style:style style:name="T7" style:family="text">
      <style:text-properties fo:font-variant="normal" fo:text-transform="none" fo:color="#b7b7b7" fo:letter-spacing="normal"/>
    </style:style>
    <style:style style:name="T8" style:family="text">
      <style:text-properties fo:font-variant="normal" fo:text-transform="none" fo:color="#404040" style:font-name="Roboto" fo:font-size="12pt" fo:letter-spacing="normal" fo:font-style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PI KEY</text:p>
      <text:p text:style-name="P10"/>
      <text:p text:style-name="P10"><text:span text:style-name="T6">0pkw869kro3rk4a2dkrd6nqk2t68gw3w9muzymnvaqt5z6rx</text:span> </text:p>
      <text:p text:style-name="P10"/>
      <text:p text:style-name="P10"><text:span text:style-name="T6">&lt;script src="https://cloud.tinymce.com/stable/tinymce.min.js?</text:span><text:span text:style-name="T8">apiKey=0pkw869kro3rk4a2dkrd6nqk2t68gw3w9muzymnvaqt5z6rx</text:span><text:span text:style-name="T6">"&gt;&lt;/script&gt;</text:span> </text:p>
      <text:p text:style-name="P10"/>
      <text:p text:style-name="P10"><text:span text:style-name="T6">tinymce.init({</text:span><text:line-break/><text:span text:style-name="T7">   </text:span><text:span text:style-name="T6">selector: </text:span><text:span text:style-name="T8">"textarea"</text:span><text:span text:style-name="T6">,</text:span><text:line-break/><text:span text:style-name="T7">   </text:span><text:span text:style-name="T6">plugins: </text:span><text:span text:style-name="T8">"a11ychecker, advcode, linkchecker, media mediaembed, powerpaste, tinymcespellchecker"</text:span><text:span text:style-name="T6">,</text:span><text:line-break/><text:span text:style-name="T7">   </text:span><text:span text:style-name="T6">toolbar: </text:span><text:span text:style-name="T8">"a11ycheck, code"</text:span><text:line-break/><text:span text:style-name="T6">});</text:span> </text:p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H48M19S</meta:editing-duration>
    <meta:editing-cycles>18</meta:editing-cycles>
    <meta:generator>LibreOffice/5.1.2.2$Windows_x86 LibreOffice_project/d3bf12ecb743fc0d20e0be0c58ca359301eb705f</meta:generator>
    <dc:date>2018-03-31T21:11:17.932000000</dc:date>
    <meta:document-statistic meta:table-count="0" meta:image-count="0" meta:object-count="0" meta:page-count="1" meta:paragraph-count="4" meta:word-count="20" meta:character-count="358" meta:non-whitespace-character-count="330"/>
    <meta:user-defined meta:name="Info 1"/>
    <meta:user-defined meta:name="Info 2"/>
    <meta:user-defined meta:name="Info 3"/>
    <meta:user-defined meta:name="Info 4"/>
  </office:meta>
</office:document-meta>
</file>